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2024-02-21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2023-01-26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4064" calcext:value-type="float">
            <text:p>62.23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2021-12-02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7752" calcext:value-type="float">
            <text:p>52.1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2020-12-16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2020-01-14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2019-02-01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3392" calcext:value-type="float">
            <text:p>51.5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2018-01-29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2016-12-22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2015-12-14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2015-01-14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2014-01-13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6248" calcext:value-type="float">
            <text:p>63.7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2012-12-17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2011-12-13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6352" calcext:value-type="float">
            <text:p>63.7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2011-01-11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2010-01-25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2009-02-09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2008-01-25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2007-01-2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4208" calcext:value-type="float">
            <text:p>55.0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2006-01-11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2005-01-06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4456" calcext:value-type="float">
            <text:p>51.6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2004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1176" calcext:value-type="float">
            <text:p>52.0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2003-01-30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2002-01-10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8272" calcext:value-type="float">
            <text:p>52.4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2001-01-04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0648" calcext:value-type="float">
            <text:p>53.1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2000-01-25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4056" calcext:value-type="float">
            <text:p>52.2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1999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388" calcext:value-type="float">
            <text:p>50.0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1998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1997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1996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199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199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199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1992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199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199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1987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6095471601</text:p>
          </table:table-cell>
          <table:table-cell office:value-type="string" calcext:value-type="string">
            <text:p>1987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